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ition.normalizeTrack( Measurement tra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sition.normalize( double value , double r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sition.normalizeLatLo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sition.getLatit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osition.getTr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.getLongit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.Position( Measurement lat , Measurement lon , Measurement alt , Measurement speed , Measurement track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osition.getAltit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ition.getSp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